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test file containing an <text:span text:style-name="T1">invalid</text:span> sig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6T11:50:49.42</meta:creation-date>
    <dc:date>2022-02-16T12:00:18.79</dc:date>
    <meta:editing-duration>PT44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1" meta:word-count="7" meta:character-count="46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d3009f00aa00ed00b0004d00a4009d005000b40082005d0087004e005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JDnsDX7mNFhUB0VMeelLEaU4tG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32dIYc9x43rm2+CScpCJROKHwc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u/wkxbNW/wVcdpAE+Ful1NFkaGQ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VIEqyRseLPAM/QSaOwtwaQOw7k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PplpPITAlQfL0E77isTAYm2XZo=</DigestValue>
      </Reference>
      <Reference URI="#ID_004e00dd001800fa002c00c4004d00d800bf002000b700fe007900d900c800f5">
        <DigestMethod Algorithm="http://www.w3.org/2000/09/xmldsig#sha1"/>
        <DigestValue>LTD0LIcyrJDnIuy8PMIEqFavamc=</DigestValue>
      </Reference>
    </SignedInfo>
    <SignatureValue>PMFNKHarSoerYcQ/fh6DnZUDIkDmkFHWfHfhisdzL4u1Dbx9uwIppPy6I6LHfZ5T
jNtrr8J/RMyri0hdxBnE14C3l3kzb9DIfXCDEqWilfdIAvJ+fHjwUzrJarvdJaUa
48Wqmb1wr5SrWEIU3GRUh6YN6OISFV1uhHrnYThAVMHr5Xyj7uO1KlDm0BacOX3Y
x+u+Ck/oMJUNOc6e4HWTAOWQfv3Pg37rv9P8ZTBkmfAOMGyJKJN67Q01zijpD6dX
RTAp1ewriZ/367MIQemqTVm4gykmA3tdsK1gCAm9mdhjb/AfUTiI4p501I8WEOyn
nSrtIfylp4oMf5kYFet5s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4e00dd001800fa002c00c4004d00d800bf002000b700fe007900d900c800f5" Target="#ID_007e00d3009f00aa00ed00b0004d00a4009d005000b40082005d0087004e0059">
          <dc:date xmlns:dc="http://purl.org/dc/elements/1.1/">2022-02-16T12:00:22,09</dc:date>
        </SignatureProperty>
      </SignatureProperties>
    </Object>
  </Signature>
</document-signatures>
</file>